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.618cm" fo:break-before="auto" fo:break-after="auto" table:align="left" style:writing-mode="lr-tb"/>
    </style:style>
    <style:style style:name="Таблица1.A" style:family="table-column">
      <style:table-column-properties style:column-width="9.403cm"/>
    </style:style>
    <style:style style:name="Таблица1.B" style:family="table-column">
      <style:table-column-properties style:column-width="3.598cm"/>
    </style:style>
    <style:style style:name="Таблица1.C" style:family="table-column">
      <style:table-column-properties style:column-width="1.901cm"/>
    </style:style>
    <style:style style:name="Таблица1.D" style:family="table-column">
      <style:table-column-properties style:column-width="2.715cm"/>
    </style:style>
    <style:style style:name="Таблица1.1" style:family="table-row">
      <style:table-row-properties style:min-row-height="0.529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A2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D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B8" style:family="table-cell" style:data-style-name="N0">
      <style:table-cell-properties style:vertical-align="bottom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D8" style:family="table-cell" style:data-style-name="N0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8.454cm" fo:margin-left="-0.109cm" table:align="left"/>
    </style:style>
    <style:style style:name="Таблица2.A" style:family="table-column">
      <style:table-column-properties style:column-width="9.151cm"/>
    </style:style>
    <style:style style:name="Таблица2.B" style:family="table-column">
      <style:table-column-properties style:column-width="9.303cm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fo:color="#000000" style:font-name="FreeSerif" fo:font-size="10pt" fo:font-weight="bold" officeooo:paragraph-rsid="001b47cc" style:font-name-asian="Times New Roman" style:font-size-asian="10pt" style:language-asian="ru" style:country-asian="RU" style:font-weight-asian="bold" style:font-size-complex="10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0000" style:font-name="FreeSerif" fo:font-size="10pt" fo:font-weight="bold" officeooo:rsid="001cdae4" officeooo:paragraph-rsid="001cdae4" style:font-name-asian="Times New Roman" style:font-size-asian="10pt" style:language-asian="ru" style:country-asian="RU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style:font-name="FreeSerif" fo:font-size="10pt" fo:font-weight="bold" officeooo:paragraph-rsid="001b47cc" style:font-name-asian="Arial1" style:font-size-asian="10pt" style:language-asian="ru" style:country-asian="RU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FreeSerif" fo:font-size="10pt" fo:font-weight="bold" officeooo:rsid="001cd9c6" officeooo:paragraph-rsid="001cd9c6" style:font-name-asian="Arial1" style:font-size-asian="10pt" style:language-asian="ru" style:country-asian="RU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FreeSerif" fo:font-size="10pt" officeooo:paragraph-rsid="001b47cc" style:font-name-asian="Times New Roman" style:font-size-asian="10pt" style:language-asian="ru" style:country-asian="RU" style:font-size-complex="10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FreeSerif" fo:font-size="10pt" officeooo:paragraph-rsid="001b47cc" style:font-name-asian="Times New Roman" style:font-size-asian="10pt" style:language-asian="ru" style:country-asian="RU" style:font-size-complex="10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FreeSerif" fo:font-size="10pt" officeooo:paragraph-rsid="001cd9c6" style:font-name-asian="Times New Roman" style:font-size-asian="10pt" style:language-asian="ru" style:country-asian="RU" style:font-size-complex="10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FreeSerif" fo:font-size="10pt" officeooo:paragraph-rsid="001cdae4" style:font-name-asian="Times New Roman" style:font-size-asian="10pt" style:language-asian="ru" style:country-asian="RU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FreeSerif" fo:font-size="10pt" officeooo:rsid="001cd9c6" officeooo:paragraph-rsid="001cd9c6" style:font-name-asian="Times New Roman" style:font-size-asian="10pt" style:language-asian="ru" style:country-asian="RU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FreeSerif" fo:font-size="10pt" officeooo:rsid="001cdae4" officeooo:paragraph-rsid="001cdae4" style:font-name-asian="Times New Roman" style:font-size-asian="10pt" style:language-asian="ru" style:country-asian="RU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FreeSerif" fo:font-size="10pt" officeooo:rsid="001cdae4" officeooo:paragraph-rsid="001b47cc" style:font-name-asian="Times New Roman" style:font-size-asian="10pt" style:language-asian="ru" style:country-asian="RU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FreeSerif" fo:font-size="10pt" officeooo:rsid="001cdae4" officeooo:paragraph-rsid="001cd9c6" style:font-name-asian="Times New Roman" style:font-size-asian="10pt" style:language-asian="ru" style:country-asian="RU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FreeSerif" fo:font-size="10pt" officeooo:rsid="001e6f87" officeooo:paragraph-rsid="001b47cc" style:font-name-asian="Times New Roman" style:font-size-asian="10pt" style:language-asian="ru" style:country-asian="RU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FreeSerif" fo:font-size="10pt" officeooo:paragraph-rsid="001b47cc" style:font-name-asian="Arial1" style:font-size-asian="10pt" style:language-asian="ru" style:country-asian="RU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FreeSerif" fo:font-size="10pt" officeooo:paragraph-rsid="001b47cc" style:font-name-asian="Arial1" style:font-size-asian="10pt" style:language-asian="ru" style:country-asian="RU" style:font-size-complex="10pt"/>
    </style:style>
    <style:style style:name="P16" style:family="paragraph" style:parent-style-name="Table_20_Contents">
      <style:paragraph-properties fo:margin-top="0cm" fo:margin-bottom="0.499cm" loext:contextual-spacing="false" fo:text-align="center" style:justify-single-word="false">
        <style:tab-stops>
          <style:tab-stop style:position="17.833cm"/>
          <style:tab-stop style:position="19.826cm"/>
        </style:tab-stops>
      </style:paragraph-properties>
      <style:text-properties style:font-name="FreeSerif" fo:font-size="9pt" officeooo:paragraph-rsid="001b47cc" style:font-size-asian="9pt" style:font-size-complex="9pt"/>
    </style:style>
    <style:style style:name="P17" style:family="paragraph" style:parent-style-name="Table_20_Contents">
      <style:paragraph-properties fo:margin-top="0cm" fo:margin-bottom="0.499cm" loext:contextual-spacing="false" fo:text-align="start" style:justify-single-word="false">
        <style:tab-stops>
          <style:tab-stop style:position="17.833cm"/>
          <style:tab-stop style:position="19.826cm"/>
        </style:tab-stops>
      </style:paragraph-properties>
      <style:text-properties style:font-name="FreeSerif" fo:font-size="10pt" officeooo:paragraph-rsid="001b47cc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FreeSerif" fo:font-size="9pt" fo:font-weight="bold" officeooo:rsid="0006447b" officeooo:paragraph-rsid="001b47cc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FreeSerif" fo:font-size="9pt" officeooo:rsid="0006447b" officeooo:paragraph-rsid="001b47cc" style:font-size-asian="9pt" style:font-size-complex="9pt"/>
    </style:style>
    <style:style style:name="P20" style:family="paragraph" style:parent-style-name="Table_20_Contents">
      <style:paragraph-properties fo:margin-left="0cm" fo:margin-right="0.801cm" fo:margin-top="0cm" fo:margin-bottom="0.499cm" loext:contextual-spacing="false" fo:text-align="center" style:justify-single-word="false" fo:text-indent="0cm" style:auto-text-indent="false">
        <style:tab-stops>
          <style:tab-stop style:position="19.826cm"/>
        </style:tab-stops>
      </style:paragraph-properties>
      <style:text-properties style:font-name="FreeSerif" fo:font-size="9pt" fo:font-weight="bold" officeooo:paragraph-rsid="001b47cc" style:font-size-asian="9pt" style:font-size-complex="9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FreeSerif" fo:font-size="9pt" fo:font-weight="bold" officeooo:paragraph-rsid="001b47cc" style:font-name-asian="Times New Roman" style:font-size-asian="9pt" style:language-asian="ru" style:country-asian="RU" style:font-weight-asian="bold" style:font-size-complex="9pt" style:font-weight-complex="bold"/>
    </style:style>
    <style:style style:name="P22" style:family="paragraph" style:parent-style-name="Table_20_Contents">
      <style:paragraph-properties fo:margin-top="0cm" fo:margin-bottom="0.499cm" loext:contextual-spacing="false" fo:text-align="start" style:justify-single-word="false">
        <style:tab-stops>
          <style:tab-stop style:position="17.833cm"/>
          <style:tab-stop style:position="19.826cm"/>
        </style:tab-stops>
      </style:paragraph-properties>
      <style:text-properties style:font-name="FreeSerif" fo:font-size="9pt" officeooo:paragraph-rsid="0021e1e1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FreeSerif" fo:font-size="9pt" officeooo:rsid="0006447b" officeooo:paragraph-rsid="0021e1e1" style:font-size-asian="9pt" style:font-size-complex="9pt"/>
    </style:style>
    <style:style style:name="T1" style:family="text">
      <style:text-properties officeooo:rsid="001871af"/>
    </style:style>
    <style:style style:name="T2" style:family="text">
      <style:text-properties officeooo:rsid="001a3ebb"/>
    </style:style>
    <style:style style:name="T3" style:family="text">
      <style:text-properties officeooo:rsid="001c023b"/>
    </style:style>
    <style:style style:name="T4" style:family="text">
      <style:text-properties officeooo:rsid="00188b93"/>
    </style:style>
    <style:style style:name="T5" style:family="text">
      <style:text-properties fo:color="#00000a" style:font-name-asian="Arial" style:font-name-complex="Arial"/>
    </style:style>
    <style:style style:name="T6" style:family="text">
      <style:text-properties fo:color="#00000a" officeooo:rsid="001c4283" style:font-name-asian="Arial" style:font-name-complex="Arial"/>
    </style:style>
    <style:style style:name="T7" style:family="text">
      <style:text-properties fo:color="#00000a" officeooo:rsid="00095321" style:font-name-asian="Arial" style:font-name-complex="Arial"/>
    </style:style>
    <style:style style:name="T8" style:family="text">
      <style:text-properties fo:color="#00000a" officeooo:rsid="001cd9c6" style:font-name-asian="Arial" style:font-name-complex="Arial"/>
    </style:style>
    <style:style style:name="T9" style:family="text">
      <style:text-properties fo:color="#00000a" fo:font-size="10pt" style:font-name-asian="Arial" style:font-size-asian="10pt" style:font-name-complex="Arial" style:font-size-complex="10pt"/>
    </style:style>
    <style:style style:name="T10" style:family="text">
      <style:text-properties fo:color="#00000a" fo:font-size="10pt" officeooo:rsid="00188b93" style:font-name-asian="Arial" style:font-size-asian="10pt" style:font-name-complex="Arial" style:font-size-complex="10pt"/>
    </style:style>
    <style:style style:name="T11" style:family="text">
      <style:text-properties fo:color="#00000a" fo:font-size="10pt" officeooo:rsid="001c4283" style:font-name-asian="Arial" style:font-size-asian="10pt" style:font-name-complex="Arial" style:font-size-complex="10pt"/>
    </style:style>
    <style:style style:name="T12" style:family="text">
      <style:text-properties fo:color="#00000a" fo:font-size="10pt" officeooo:rsid="0006447b" style:font-name-asian="Arial" style:font-size-asian="10pt" style:font-name-complex="Arial" style:font-size-complex="10pt"/>
    </style:style>
    <style:style style:name="T13" style:family="text">
      <style:text-properties fo:color="#00000a" fo:font-size="10pt" officeooo:rsid="00098f68" style:font-name-asian="Arial" style:font-size-asian="10pt" style:font-name-complex="Arial" style:font-size-complex="10pt"/>
    </style:style>
    <style:style style:name="T14" style:family="text">
      <style:text-properties officeooo:rsid="00076697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188b93" style:font-size-asian="10pt" style:font-size-complex="10pt"/>
    </style:style>
    <style:style style:name="T18" style:family="text">
      <style:text-properties fo:font-size="9pt" fo:font-weight="bold" style:font-size-asian="9pt" style:font-weight-asian="bold" style:font-size-complex="9pt" style:font-weight-complex="bold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officeooo:rsid="001a3ebb" style:font-size-asian="9pt" style:font-size-complex="9pt"/>
    </style:style>
    <style:style style:name="T21" style:family="text">
      <style:text-properties fo:font-size="9pt" officeooo:rsid="001c4283" style:font-size-asian="9pt" style:font-size-complex="9pt"/>
    </style:style>
    <style:style style:name="T22" style:family="text">
      <style:text-properties officeooo:rsid="001cd9c6"/>
    </style:style>
    <style:style style:name="T23" style:family="text">
      <style:text-properties officeooo:rsid="001cdae4"/>
    </style:style>
    <style:style style:name="T24" style:family="text">
      <style:text-properties style:font-name-asian="Arial1"/>
    </style:style>
    <style:style style:name="T25" style:family="text">
      <style:text-properties officeooo:rsid="001e6f87"/>
    </style:style>
    <style:style style:name="T26" style:family="text">
      <style:text-properties fo:color="#000000" style:font-name="DejaVu Sans" fo:font-size="10pt" fo:letter-spacing="-0.004cm" style:font-size-asian="10pt" style:font-name-complex="DejaVu Sans" style:font-size-complex="10pt" style:font-weight-complex="bold"/>
    </style:style>
    <style:style style:name="T27" style:family="text">
      <style:text-properties fo:color="#000000" style:font-name="DejaVu Sans" fo:font-size="10pt" fo:letter-spacing="-0.004cm" fo:font-style="italic" style:font-size-asian="10pt" style:font-style-asian="italic" style:font-name-complex="DejaVu Sans" style:font-size-complex="10pt" style:font-style-complex="italic" style:font-weight-complex="bold"/>
    </style:style>
    <style:style style:name="T28" style:family="text">
      <style:text-properties fo:color="#000000" style:font-name="DejaVu Sans" fo:letter-spacing="-0.004cm" fo:font-style="italic" style:font-style-asian="italic" style:font-name-complex="DejaVu Sans" style:font-style-complex="italic" style:font-weight-complex="bold"/>
    </style:style>
    <style:style style:name="T29" style:family="text">
      <style:text-properties fo:color="#000000" style:font-name="DejaVu Sans" fo:letter-spacing="-0.004cm" fo:font-style="italic" officeooo:rsid="0021e1e1" style:font-style-asian="italic" style:font-name-complex="DejaVu Sans" style:font-style-complex="italic" style:font-weight-complex="bold"/>
    </style:style>
    <style:style style:name="T30" style:family="text">
      <style:text-properties fo:color="#000000" style:font-name="DejaVu Sans" fo:letter-spacing="-0.004cm" fo:font-style="italic" style:text-underline-style="solid" style:text-underline-width="auto" style:text-underline-color="font-color" style:font-style-asian="italic" style:font-name-complex="DejaVu Sans" style:font-style-complex="italic" style:font-weight-complex="bold"/>
    </style:style>
    <style:style style:name="T31" style:family="text">
      <style:text-properties fo:color="#000000" style:font-name="DejaVu Sans" fo:letter-spacing="-0.004cm" fo:font-style="italic" style:text-underline-style="solid" style:text-underline-width="auto" style:text-underline-color="font-color" officeooo:rsid="0021e1e1" style:font-style-asian="italic" style:font-name-complex="DejaVu Sans" style:font-style-complex="italic" style:font-weight-complex="bold"/>
    </style:style>
    <style:style style:name="T32" style:family="text">
      <style:text-properties fo:font-style="italic" style:text-underline-style="solid" style:text-underline-width="auto" style:text-underline-color="font-color" officeooo:rsid="0021e1e1" style:font-style-asian="italic" style:font-style-complex="italic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officeooo:rsid="0021e1e1"/>
    </style:style>
    <style:style style:name="T35" style:family="text">
      <style:text-properties style:text-underline-style="solid" style:text-underline-width="auto" style:text-underline-color="font-color" officeooo:rsid="00076697"/>
    </style:style>
    <style:style style:name="T36" style:family="text">
      <style:text-properties style:text-underline-style="none" officeooo:rsid="0021e1e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Договор подряда (программирование)</text:p>
      <text:p text:style-name="P16"> г. <text:span text:style-name="T1">Ростов-на-Дону <text:s text:c="29"/></text:span><text:s text:c="71"/>«<text:span text:style-name="T2">18</text:span>» <text:span text:style-name="T3">июля </text:span>20<text:span text:style-name="T1">16</text:span> года</text:p>
      <text:p text:style-name="P22"><text:span text:style-name="T1">ЗАО «Комтех-Плюс»</text:span>, именуемое в дальнейшем «Заказчик», в лице Генерального директора <text:span text:style-name="T1">Бабичева Игоря Анатольевича</text:span>, действующего на основании Устава, с одной стороны, и гражданин РФ <text:span text:style-name="T28">Танчин Геннадий Владимирович (дата рождения 20.05.1967г., паспорт <text:s/>серия </text:span><text:span text:style-name="T29">6014</text:span><text:span text:style-name="T28"> </text:span><text:span text:style-name="T29">640173</text:span><text:span text:style-name="T28">, выданный </text:span><text:span text:style-name="T29">Отд. №2 отдела УФМС по Ростовской обл. в г. Таганроге 02.10.2014</text:span><text:span text:style-name="T28">, страховое пенсионное свидетельство 14558856609, ИНН 615416724809, прож. Ростовская обл., г. Таганрог, пер. Спускной, д. 17)</text:span>, именуемый(ая) в дальнейшем «Подрядчик», действующий(ая) от своего имени, с другой стороны, вместе и по отдельности именуемые «Стороны», заключили настоящий Договор о нижеследующем:<text:line-break/><text:span text:style-name="T15">1. ПРЕДМЕТ ДОГОВОРА.</text:span><text:span text:style-name="T16"><text:line-break/>1.1. Подрядчик обязуется выполнить по заданию Заказчика работу </text:span><text:span text:style-name="T17">по проектированию и отладке программного обеспечения к программного-аппаратному комплексу в соответствии с согласованным сторонами техническим заданием (далее Продукт). А именно: ф</text:span><text:span text:style-name="T10">ункциональные модули Про</text:span><text:span text:style-name="T11">дукта: </text:span><text:span text:style-name="T12">т</text:span><text:span text:style-name="T9">ранслятор, </text:span><text:span text:style-name="T12">т</text:span><text:span text:style-name="T9">ермосчетчик, </text:span><text:span text:style-name="T12">к</text:span><text:span text:style-name="T9">онтроллер задвижки, </text:span><text:span text:style-name="T12">м</text:span><text:span text:style-name="T9">одуль логического управления и принятия решений. <text:line-break/></text:span><text:span text:style-name="T13">1.2. Ориентировочное время, затрачиваемое на разработку, тестирование и реализацию Продукта, тариф, трудозатраты, стоимость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">Наименование процесса</text:p>
          </table:table-cell>
          <table:table-cell table:style-name="Таблица1.A1" office:value-type="string">
            <text:p text:style-name="P21">Трудозатраты, ч/<text:span text:style-name="T23">дни</text:span></text:p>
          </table:table-cell>
          <table:table-cell table:style-name="Таблица1.A1" office:value-type="string">
            <text:p text:style-name="P21">Тариф, <text:span text:style-name="T23">р/день</text:span></text:p>
          </table:table-cell>
          <table:table-cell table:style-name="Таблица1.D1" office:value-type="string">
            <text:p text:style-name="P21">Стоимость, <text:span text:style-name="T23">р.</text:span></text:p>
          </table:table-cell>
        </table:table-row>
        <table:table-row table:style-name="Таблица1.1">
          <table:table-cell table:style-name="Таблица1.A2" office:value-type="string">
            <text:p text:style-name="P6"> </text:p>
          </table:table-cell>
          <table:table-cell table:style-name="Таблица1.A2" office:value-type="string">
            <text:p text:style-name="P6"> </text:p>
          </table:table-cell>
          <table:table-cell table:style-name="Таблица1.A2" office:value-type="string">
            <text:p text:style-name="P6"> </text:p>
          </table:table-cell>
          <table:table-cell table:style-name="Таблица1.D2" office:value-type="string">
            <text:p text:style-name="P6"> </text:p>
          </table:table-cell>
        </table:table-row>
        <table:table-row table:style-name="Таблица1.1">
          <table:table-cell table:style-name="Таблица1.A2" office:value-type="string">
            <text:p text:style-name="P1">0. Первичный анализ данных</text:p>
          </table:table-cell>
          <table:table-cell table:style-name="Таблица1.A2" office:value-type="string">
            <text:p text:style-name="P7"> <text:span text:style-name="T22">С 18.07.2016 г. по 29.07.2016г.</text:span></text:p>
          </table:table-cell>
          <table:table-cell table:style-name="Таблица1.A2" office:value-type="string">
            <text:p text:style-name="P6"> </text:p>
          </table:table-cell>
          <table:table-cell table:style-name="Таблица1.D2" office:value-type="string">
            <text:p text:style-name="P6"> </text:p>
          </table:table-cell>
        </table:table-row>
        <table:table-row table:style-name="Таблица1.1">
          <table:table-cell table:style-name="Таблица1.A2" office:value-type="string">
            <text:p text:style-name="P6">а. Процессы инициализации системы</text:p>
          </table:table-cell>
          <table:table-cell table:style-name="Таблица1.A2" office:value-type="string">
            <text:p text:style-name="P5">1,29</text:p>
          </table:table-cell>
          <table:table-cell table:style-name="Таблица1.A2" office:value-type="string">
            <text:p text:style-name="P5">997</text:p>
          </table:table-cell>
          <table:table-cell table:style-name="Таблица1.D2" office:value-type="string">
            <text:p text:style-name="P5">1286,45</text:p>
          </table:table-cell>
        </table:table-row>
        <table:table-row table:style-name="Таблица1.1">
          <table:table-cell table:style-name="Таблица1.A2" office:value-type="string">
            <text:p text:style-name="P6">б. Прием данных</text:p>
          </table:table-cell>
          <table:table-cell table:style-name="Таблица1.A2" office:value-type="string">
            <text:p text:style-name="P5">2,58</text:p>
          </table:table-cell>
          <table:table-cell table:style-name="Таблица1.A2" office:value-type="string">
            <text:p text:style-name="P5">997</text:p>
          </table:table-cell>
          <table:table-cell table:style-name="Таблица1.D2" office:value-type="string">
            <text:p text:style-name="P5">2572,9</text:p>
          </table:table-cell>
        </table:table-row>
        <table:table-row table:style-name="Таблица1.1">
          <table:table-cell table:style-name="Таблица1.A2" office:value-type="string">
            <text:p text:style-name="P6">в. Обработка данных</text:p>
          </table:table-cell>
          <table:table-cell table:style-name="Таблица1.A2" office:value-type="string">
            <text:p text:style-name="P5">2,58</text:p>
          </table:table-cell>
          <table:table-cell table:style-name="Таблица1.A2" office:value-type="string">
            <text:p text:style-name="P5">997</text:p>
          </table:table-cell>
          <table:table-cell table:style-name="Таблица1.D2" office:value-type="string">
            <text:p text:style-name="P5">2572,9</text:p>
          </table:table-cell>
        </table:table-row>
        <table:table-row table:style-name="Таблица1.1">
          <table:table-cell table:style-name="Таблица1.A2" office:value-type="string">
            <text:p text:style-name="P6">г. Передача данных</text:p>
          </table:table-cell>
          <table:table-cell table:style-name="Таблица1.A2" office:value-type="string">
            <text:p text:style-name="P5">2,58</text:p>
          </table:table-cell>
          <table:table-cell table:style-name="Таблица1.A2" office:value-type="string">
            <text:p text:style-name="P5">997</text:p>
          </table:table-cell>
          <table:table-cell table:style-name="Таблица1.D2" office:value-type="string">
            <text:p text:style-name="P9">2572,9</text:p>
          </table:table-cell>
        </table:table-row>
        <table:table-row table:style-name="Таблица1.1">
          <table:table-cell table:style-name="Таблица1.A2" office:value-type="string">
            <text:p text:style-name="P10">д. <text:span text:style-name="T24">Непредвиденные затраты времени</text:span></text:p>
          </table:table-cell>
          <table:table-cell table:style-name="Таблица1.B8" table:formula="ooow:&lt;B4:B7&gt;*0,2" office:value-type="float" office:value="1.806">
            <text:p text:style-name="P13">1,81</text:p>
          </table:table-cell>
          <table:table-cell table:style-name="Таблица1.B8" table:formula="ooow:&lt;C4&gt;" office:value-type="float" office:value="997">
            <text:p text:style-name="P5">997</text:p>
          </table:table-cell>
          <table:table-cell table:style-name="Таблица1.D8" table:formula="ooow:&lt;B8&gt;*&lt;C8&gt;" office:value-type="float" office:value="1800.582">
            <text:p text:style-name="P12">1800,58</text:p>
          </table:table-cell>
        </table:table-row>
        <table:table-row table:style-name="Таблица1.1">
          <table:table-cell table:style-name="Таблица1.A2" office:value-type="string">
            <text:p text:style-name="P10">е. Временные затраты, связанные с уточнением, корректировкой ТЗ</text:p>
          </table:table-cell>
          <table:table-cell table:style-name="Таблица1.B8" table:formula="ooow:&lt;B8&gt;/3" office:value-type="float" office:value="0.602">
            <text:p text:style-name="P11">0,6</text:p>
          </table:table-cell>
          <table:table-cell table:style-name="Таблица1.B8" table:formula="ooow:&lt;C5&gt;" office:value-type="float" office:value="997">
            <text:p text:style-name="P5">997</text:p>
          </table:table-cell>
          <table:table-cell table:style-name="Таблица1.D8" table:formula="ooow:&lt;B9&gt;*&lt;C9&gt;" office:value-type="float" office:value="600.194">
            <text:p text:style-name="P12">600,19</text:p>
          </table:table-cell>
        </table:table-row>
        <table:table-row table:style-name="Таблица1.1">
          <table:table-cell table:style-name="Таблица1.A2" office:value-type="string">
            <text:p text:style-name="P2">ИТОГО :</text:p>
          </table:table-cell>
          <table:table-cell table:style-name="Таблица1.B8" table:formula="ooow:sum(&lt;B4:B9&gt;)" office:value-type="float" office:value="11.438">
            <text:p text:style-name="P11">11,44</text:p>
          </table:table-cell>
          <table:table-cell table:style-name="Таблица1.B8">
            <text:p text:style-name="P5"/>
          </table:table-cell>
          <table:table-cell table:style-name="Таблица1.D8" table:formula="ooow:sum(&lt;D4:D9&gt;)" office:value-type="float" office:value="11405.926">
            <text:p text:style-name="P11">11405,93</text:p>
          </table:table-cell>
        </table:table-row>
        <table:table-row table:style-name="Таблица1.1">
          <table:table-cell table:style-name="Таблица1.A2" office:value-type="string">
            <text:p text:style-name="P1">1. Транслятор</text:p>
          </table:table-cell>
          <table:table-cell table:style-name="Таблица1.A2" office:value-type="string">
            <text:p text:style-name="P8"> <text:span text:style-name="T22">С 30.07.2016г. по 16.08.2016г.</text:span></text:p>
          </table:table-cell>
          <table:table-cell table:style-name="Таблица1.A2" office:value-type="string">
            <text:p text:style-name="P6"> </text:p>
          </table:table-cell>
          <table:table-cell table:style-name="Таблица1.D2" office:value-type="string">
            <text:p text:style-name="P6"> </text:p>
          </table:table-cell>
        </table:table-row>
        <table:table-row table:style-name="Таблица1.1">
          <table:table-cell table:style-name="Таблица1.A2" office:value-type="string">
            <text:p text:style-name="P6">а. Процессы инициализации системы</text:p>
          </table:table-cell>
          <table:table-cell table:style-name="Таблица1.A2" office:value-type="string">
            <text:p text:style-name="P5">1,29</text:p>
          </table:table-cell>
          <table:table-cell table:style-name="Таблица1.A2" office:value-type="string">
            <text:p text:style-name="P5">997</text:p>
          </table:table-cell>
          <table:table-cell table:style-name="Таблица1.D2" office:value-type="string">
            <text:p text:style-name="P5">1286,45</text:p>
          </table:table-cell>
        </table:table-row>
        <table:table-row table:style-name="Таблица1.1">
          <table:table-cell table:style-name="Таблица1.A2" office:value-type="string">
            <text:p text:style-name="P6">б. Прием данных</text:p>
          </table:table-cell>
          <table:table-cell table:style-name="Таблица1.A2" office:value-type="string">
            <text:p text:style-name="P5">5,16</text:p>
          </table:table-cell>
          <table:table-cell table:style-name="Таблица1.A2" office:value-type="string">
            <text:p text:style-name="P5">997</text:p>
          </table:table-cell>
          <table:table-cell table:style-name="Таблица1.D2" office:value-type="string">
            <text:p text:style-name="P5">5145,81</text:p>
          </table:table-cell>
        </table:table-row>
        <table:table-row table:style-name="Таблица1.1">
          <table:table-cell table:style-name="Таблица1.A2" office:value-type="string">
            <text:p text:style-name="P6">в. Обработка данных</text:p>
          </table:table-cell>
          <table:table-cell table:style-name="Таблица1.A2" office:value-type="string">
            <text:p text:style-name="P5">5,16</text:p>
          </table:table-cell>
          <table:table-cell table:style-name="Таблица1.A2" office:value-type="string">
            <text:p text:style-name="P5">997</text:p>
          </table:table-cell>
          <table:table-cell table:style-name="Таблица1.D2" office:value-type="string">
            <text:p text:style-name="P5">5145,81</text:p>
          </table:table-cell>
        </table:table-row>
        <table:table-row table:style-name="Таблица1.1">
          <table:table-cell table:style-name="Таблица1.A2" office:value-type="string">
            <text:p text:style-name="P6">г. Передача данных</text:p>
          </table:table-cell>
          <table:table-cell table:style-name="Таблица1.A2" office:value-type="string">
            <text:p text:style-name="P5">1,94</text:p>
          </table:table-cell>
          <table:table-cell table:style-name="Таблица1.A2" office:value-type="string">
            <text:p text:style-name="P5">997</text:p>
          </table:table-cell>
          <table:table-cell table:style-name="Таблица1.D2" office:value-type="string">
            <text:p text:style-name="P5">1929,68</text:p>
          </table:table-cell>
        </table:table-row>
        <table:table-row table:style-name="Таблица1.1">
          <table:table-cell table:style-name="Таблица1.A2" office:value-type="string">
            <text:p text:style-name="P10">д. <text:span text:style-name="T24">Непредвиденные затраты времени</text:span></text:p>
          </table:table-cell>
          <table:table-cell table:style-name="Таблица1.B8" table:formula="ooow:&lt;B12:B15&gt;*0,2" office:value-type="float" office:value="2.71">
            <text:p text:style-name="P13">2,71</text:p>
          </table:table-cell>
          <table:table-cell table:style-name="Таблица1.B8" table:formula="ooow:&lt;C12&gt;" office:value-type="float" office:value="997">
            <text:p text:style-name="P5">997</text:p>
          </table:table-cell>
          <table:table-cell table:style-name="Таблица1.D8" table:formula="ooow:&lt;B16&gt;*&lt;C16&gt;" office:value-type="float" office:value="2701.87">
            <text:p text:style-name="P12">2701,87</text:p>
          </table:table-cell>
        </table:table-row>
        <table:table-row table:style-name="Таблица1.1">
          <table:table-cell table:style-name="Таблица1.A2" office:value-type="string">
            <text:p text:style-name="P10">е. Временные затраты, связанные с уточнением, корректировкой ТЗ</text:p>
          </table:table-cell>
          <table:table-cell table:style-name="Таблица1.B8" table:formula="ooow:&lt;B16&gt;/3" office:value-type="float" office:value="0.903333333333333">
            <text:p text:style-name="P11">0,9</text:p>
          </table:table-cell>
          <table:table-cell table:style-name="Таблица1.B8" table:formula="ooow:&lt;C13&gt;" office:value-type="float" office:value="997">
            <text:p text:style-name="P5">997</text:p>
          </table:table-cell>
          <table:table-cell table:style-name="Таблица1.D8" table:formula="ooow:&lt;B17&gt;*&lt;C17&gt;" office:value-type="float" office:value="900.623333333333">
            <text:p text:style-name="P12">900,62</text:p>
          </table:table-cell>
        </table:table-row>
        <table:table-row table:style-name="Таблица1.1">
          <table:table-cell table:style-name="Таблица1.A2" office:value-type="string">
            <text:p text:style-name="P2">ИТОГО :</text:p>
          </table:table-cell>
          <table:table-cell table:style-name="Таблица1.B8" table:formula="ooow:sum(&lt;B12:B17&gt;)" office:value-type="float" office:value="17.1633333333333">
            <text:p text:style-name="P11">17,16</text:p>
          </table:table-cell>
          <table:table-cell table:style-name="Таблица1.B8">
            <text:p text:style-name="P5"/>
          </table:table-cell>
          <table:table-cell table:style-name="Таблица1.D8" table:formula="ooow:sum(&lt;D12:D17&gt;)" office:value-type="float" office:value="17110.2433333333">
            <text:p text:style-name="P11">17110,24</text:p>
          </table:table-cell>
        </table:table-row>
        <table:table-row table:style-name="Таблица1.1">
          <table:table-cell table:style-name="Таблица1.A2" office:value-type="string">
            <text:p text:style-name="P1">2. Термосчетчик</text:p>
          </table:table-cell>
          <table:table-cell table:style-name="Таблица1.A2" office:value-type="string">
            <text:p text:style-name="P8"> <text:span text:style-name="T22">С 17.08.2016г. по 03.09.2016г.</text:span></text:p>
          </table:table-cell>
          <table:table-cell table:style-name="Таблица1.A2" office:value-type="string">
            <text:p text:style-name="P6"> </text:p>
          </table:table-cell>
          <table:table-cell table:style-name="Таблица1.D2" office:value-type="string">
            <text:p text:style-name="P6"> </text:p>
          </table:table-cell>
        </table:table-row>
        <table:table-row table:style-name="Таблица1.1">
          <table:table-cell table:style-name="Таблица1.A2" office:value-type="string">
            <text:p text:style-name="P6">а. Процессы инициализации системы</text:p>
          </table:table-cell>
          <table:table-cell table:style-name="Таблица1.A2" office:value-type="string">
            <text:p text:style-name="P5">1,29</text:p>
          </table:table-cell>
          <table:table-cell table:style-name="Таблица1.A2" office:value-type="string">
            <text:p text:style-name="P5">997</text:p>
          </table:table-cell>
          <table:table-cell table:style-name="Таблица1.D2" office:value-type="string">
            <text:p text:style-name="P5">1286,45</text:p>
          </table:table-cell>
        </table:table-row>
        <table:table-row table:style-name="Таблица1.1">
          <table:table-cell table:style-name="Таблица1.A2" office:value-type="string">
            <text:p text:style-name="P6">б. Прием данных</text:p>
          </table:table-cell>
          <table:table-cell table:style-name="Таблица1.A2" office:value-type="string">
            <text:p text:style-name="P5">3,87</text:p>
          </table:table-cell>
          <table:table-cell table:style-name="Таблица1.A2" office:value-type="string">
            <text:p text:style-name="P5">997</text:p>
          </table:table-cell>
          <table:table-cell table:style-name="Таблица1.D2" office:value-type="string">
            <text:p text:style-name="P5">3859,35</text:p>
          </table:table-cell>
        </table:table-row>
        <table:table-row table:style-name="Таблица1.1">
          <table:table-cell table:style-name="Таблица1.A2" office:value-type="string">
            <text:p text:style-name="P6">в. Обработка данных</text:p>
          </table:table-cell>
          <table:table-cell table:style-name="Таблица1.A2" office:value-type="string">
            <text:p text:style-name="P5">6,45</text:p>
          </table:table-cell>
          <table:table-cell table:style-name="Таблица1.A2" office:value-type="string">
            <text:p text:style-name="P5">997</text:p>
          </table:table-cell>
          <table:table-cell table:style-name="Таблица1.D2" office:value-type="string">
            <text:p text:style-name="P5">6432,26</text:p>
          </table:table-cell>
        </table:table-row>
        <table:table-row table:style-name="Таблица1.1">
          <table:table-cell table:style-name="Таблица1.A2" office:value-type="string">
            <text:p text:style-name="P6">г. Передача данных</text:p>
          </table:table-cell>
          <table:table-cell table:style-name="Таблица1.A2" office:value-type="string">
            <text:p text:style-name="P5">2,58</text:p>
          </table:table-cell>
          <table:table-cell table:style-name="Таблица1.A2" office:value-type="string">
            <text:p text:style-name="P5">997</text:p>
          </table:table-cell>
          <table:table-cell table:style-name="Таблица1.D2" office:value-type="string">
            <text:p text:style-name="P5">2572,9</text:p>
          </table:table-cell>
        </table:table-row>
        <table:table-row table:style-name="Таблица1.1">
          <table:table-cell table:style-name="Таблица1.A2" office:value-type="string">
            <text:p text:style-name="P10">д. <text:span text:style-name="T24">Непредвиденные затраты времени</text:span></text:p>
          </table:table-cell>
          <table:table-cell table:style-name="Таблица1.B8" table:formula="ooow:&lt;B20:B23&gt;*0,2" office:value-type="float" office:value="2.838">
            <text:p text:style-name="P13">2,84</text:p>
          </table:table-cell>
          <table:table-cell table:style-name="Таблица1.B8" table:formula="ooow:&lt;C20&gt;" office:value-type="float" office:value="997">
            <text:p text:style-name="P5">997</text:p>
          </table:table-cell>
          <table:table-cell table:style-name="Таблица1.D8" table:formula="ooow:&lt;B24&gt;*&lt;C24&gt;" office:value-type="float" office:value="2829.486">
            <text:p text:style-name="P12">2829,49</text:p>
          </table:table-cell>
        </table:table-row>
        <table:table-row table:style-name="Таблица1.1">
          <table:table-cell table:style-name="Таблица1.A2" office:value-type="string">
            <text:p text:style-name="P10">е. Временные затраты, связанные с уточнением, корректировкой ТЗ</text:p>
          </table:table-cell>
          <table:table-cell table:style-name="Таблица1.B8" table:formula="ooow:&lt;B24&gt;/3" office:value-type="float" office:value="0.946">
            <text:p text:style-name="P11">0,95</text:p>
          </table:table-cell>
          <table:table-cell table:style-name="Таблица1.B8" table:formula="ooow:&lt;C21&gt;" office:value-type="float" office:value="997">
            <text:p text:style-name="P5">997</text:p>
          </table:table-cell>
          <table:table-cell table:style-name="Таблица1.D8" table:formula="ooow:&lt;B25&gt;*&lt;C25&gt;" office:value-type="float" office:value="943.162">
            <text:p text:style-name="P12">943,16</text:p>
          </table:table-cell>
        </table:table-row>
        <table:table-row table:style-name="Таблица1.1">
          <table:table-cell table:style-name="Таблица1.A2" office:value-type="string">
            <text:p text:style-name="P2">ИТОГО :</text:p>
          </table:table-cell>
          <table:table-cell table:style-name="Таблица1.B8" table:formula="ooow:sum(&lt;B20:B25&gt;)" office:value-type="float" office:value="17.974">
            <text:p text:style-name="P11">17,97</text:p>
          </table:table-cell>
          <table:table-cell table:style-name="Таблица1.B8">
            <text:p text:style-name="P5"/>
          </table:table-cell>
          <table:table-cell table:style-name="Таблица1.D8" table:formula="ooow:sum(&lt;D20:D25&gt;)" office:value-type="float" office:value="17923.608">
            <text:p text:style-name="P11">17923,61</text:p>
          </table:table-cell>
        </table:table-row>
        <table:table-row table:style-name="Таблица1.1">
          <table:table-cell table:style-name="Таблица1.A2" office:value-type="string">
            <text:p text:style-name="P1">3. Контроллер задвижки</text:p>
          </table:table-cell>
          <table:table-cell table:style-name="Таблица1.A2" office:value-type="string">
            <text:p text:style-name="P8"> <text:span text:style-name="T22">С 04.09.2016г. по 16.09.2016г.</text:span></text:p>
          </table:table-cell>
          <table:table-cell table:style-name="Таблица1.A2" office:value-type="string">
            <text:p text:style-name="P6"> </text:p>
          </table:table-cell>
          <table:table-cell table:style-name="Таблица1.D2" office:value-type="string">
            <text:p text:style-name="P6"> </text:p>
          </table:table-cell>
        </table:table-row>
        <table:table-row table:style-name="Таблица1.1">
          <table:table-cell table:style-name="Таблица1.A2" office:value-type="string">
            <text:p text:style-name="P6">а. Процессы инициализации системы</text:p>
          </table:table-cell>
          <table:table-cell table:style-name="Таблица1.A2" office:value-type="string">
            <text:p text:style-name="P5">1,29</text:p>
          </table:table-cell>
          <table:table-cell table:style-name="Таблица1.A2" office:value-type="string">
            <text:p text:style-name="P5">997</text:p>
          </table:table-cell>
          <table:table-cell table:style-name="Таблица1.D2" office:value-type="string">
            <text:p text:style-name="P5">1286,45</text:p>
          </table:table-cell>
        </table:table-row>
        <table:table-row table:style-name="Таблица1.1">
          <table:table-cell table:style-name="Таблица1.A2" office:value-type="string">
            <text:p text:style-name="P15">б. Прием данных</text:p>
          </table:table-cell>
          <table:table-cell table:style-name="Таблица1.A2" office:value-type="string">
            <text:p text:style-name="P14">2,58</text:p>
          </table:table-cell>
          <table:table-cell table:style-name="Таблица1.A2" office:value-type="string">
            <text:p text:style-name="P5">997</text:p>
          </table:table-cell>
          <table:table-cell table:style-name="Таблица1.D2" office:value-type="string">
            <text:p text:style-name="P14">2572,9</text:p>
          </table:table-cell>
        </table:table-row>
        <table:table-row table:style-name="Таблица1.1">
          <table:table-cell table:style-name="Таблица1.A2" office:value-type="string">
            <text:p text:style-name="P6">в. Обработка данных</text:p>
          </table:table-cell>
          <table:table-cell table:style-name="Таблица1.A2" office:value-type="string">
            <text:p text:style-name="P14">2,58</text:p>
          </table:table-cell>
          <table:table-cell table:style-name="Таблица1.A2" office:value-type="string">
            <text:p text:style-name="P5">997</text:p>
          </table:table-cell>
          <table:table-cell table:style-name="Таблица1.D2" office:value-type="string">
            <text:p text:style-name="P14">2572,9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5">г. Передача данных</text:p>
          </table:table-cell>
          <table:table-cell table:style-name="Таблица1.A2" office:value-type="string">
            <text:p text:style-name="P14">2,58</text:p>
          </table:table-cell>
          <table:table-cell table:style-name="Таблица1.A2" office:value-type="string">
            <text:p text:style-name="P5">997</text:p>
          </table:table-cell>
          <table:table-cell table:style-name="Таблица1.D2" office:value-type="string">
            <text:p text:style-name="P14">2572,9</text:p>
          </table:table-cell>
        </table:table-row>
        <table:table-row table:style-name="Таблица1.1">
          <table:table-cell table:style-name="Таблица1.A2" office:value-type="string">
            <text:p text:style-name="P10">д. <text:span text:style-name="T24">Непредвиденные затраты времени</text:span></text:p>
          </table:table-cell>
          <table:table-cell table:style-name="Таблица1.B8" table:formula="ooow:&lt;B28:B31&gt;*0,25" office:value-type="float" office:value="2.2575">
            <text:p text:style-name="P13">2,26</text:p>
          </table:table-cell>
          <table:table-cell table:style-name="Таблица1.B8" table:formula="ooow:&lt;C28&gt;" office:value-type="float" office:value="997">
            <text:p text:style-name="P5">997</text:p>
          </table:table-cell>
          <table:table-cell table:style-name="Таблица1.D8" table:formula="ooow:&lt;B32&gt;*&lt;C32&gt;" office:value-type="float" office:value="2250.7275">
            <text:p text:style-name="P12">2250,73</text:p>
          </table:table-cell>
        </table:table-row>
        <table:table-row table:style-name="Таблица1.1">
          <table:table-cell table:style-name="Таблица1.A2" office:value-type="string">
            <text:p text:style-name="P10">е. Временные затраты, связанные с уточнением, корректировкой ТЗ</text:p>
          </table:table-cell>
          <table:table-cell table:style-name="Таблица1.B8" table:formula="ooow:&lt;B32&gt;/3" office:value-type="float" office:value="0.7525">
            <text:p text:style-name="P11">0,75</text:p>
          </table:table-cell>
          <table:table-cell table:style-name="Таблица1.B8" table:formula="ooow:&lt;C29&gt;" office:value-type="float" office:value="997">
            <text:p text:style-name="P5">997</text:p>
          </table:table-cell>
          <table:table-cell table:style-name="Таблица1.D8" table:formula="ooow:&lt;B33&gt;*&lt;C33&gt;" office:value-type="float" office:value="750.2425">
            <text:p text:style-name="P12">750,24</text:p>
          </table:table-cell>
        </table:table-row>
        <table:table-row table:style-name="Таблица1.1">
          <table:table-cell table:style-name="Таблица1.A2" office:value-type="string">
            <text:p text:style-name="P2">ИТОГО :</text:p>
          </table:table-cell>
          <table:table-cell table:style-name="Таблица1.B8" table:formula="ooow:sum(&lt;B28:B33&gt;)" office:value-type="float" office:value="12.04">
            <text:p text:style-name="P11">12,04</text:p>
          </table:table-cell>
          <table:table-cell table:style-name="Таблица1.B8">
            <text:p text:style-name="P5"/>
          </table:table-cell>
          <table:table-cell table:style-name="Таблица1.D8" table:formula="ooow:sum(&lt;D28:D33&gt;)" office:value-type="float" office:value="12006.12">
            <text:p text:style-name="P11">12006,12</text:p>
          </table:table-cell>
        </table:table-row>
        <table:table-row table:style-name="Таблица1.1">
          <table:table-cell table:style-name="Таблица1.A2" office:value-type="string">
            <text:p text:style-name="P3">4. Модуль функциональной логики и принятия решений</text:p>
          </table:table-cell>
          <table:table-cell table:style-name="Таблица1.A2" office:value-type="string">
            <text:p text:style-name="P6"><text:span text:style-name="T22">С 17.09.2016г. по</text:span> <text:span text:style-name="T25">21.09.2016г.</text:span></text:p>
          </table:table-cell>
          <table:table-cell table:style-name="Таблица1.A2" office:value-type="string">
            <text:p text:style-name="P6"> </text:p>
          </table:table-cell>
          <table:table-cell table:style-name="Таблица1.D2" office:value-type="string">
            <text:p text:style-name="P6"> </text:p>
          </table:table-cell>
        </table:table-row>
        <table:table-row table:style-name="Таблица1.1">
          <table:table-cell table:style-name="Таблица1.A2" office:value-type="string">
            <text:p text:style-name="P6">а. Процессы инициализации системы</text:p>
          </table:table-cell>
          <table:table-cell table:style-name="Таблица1.A2" office:value-type="string">
            <text:p text:style-name="P14">0,9</text:p>
          </table:table-cell>
          <table:table-cell table:style-name="Таблица1.A2" office:value-type="string">
            <text:p text:style-name="P5">997</text:p>
          </table:table-cell>
          <table:table-cell table:style-name="Таблица1.D2" office:value-type="string">
            <text:p text:style-name="P14">900,52</text:p>
          </table:table-cell>
        </table:table-row>
        <table:table-row table:style-name="Таблица1.1">
          <table:table-cell table:style-name="Таблица1.A2" office:value-type="string">
            <text:p text:style-name="P15">б. Прием данных</text:p>
          </table:table-cell>
          <table:table-cell table:style-name="Таблица1.A2" office:value-type="string">
            <text:p text:style-name="P14">1,29</text:p>
          </table:table-cell>
          <table:table-cell table:style-name="Таблица1.A2" office:value-type="string">
            <text:p text:style-name="P5">997</text:p>
          </table:table-cell>
          <table:table-cell table:style-name="Таблица1.D2" office:value-type="string">
            <text:p text:style-name="P14">1286,45</text:p>
          </table:table-cell>
        </table:table-row>
        <table:table-row table:style-name="Таблица1.1">
          <table:table-cell table:style-name="Таблица1.A2" office:value-type="string">
            <text:p text:style-name="P6">в. Обработка данных</text:p>
          </table:table-cell>
          <table:table-cell table:style-name="Таблица1.A2" office:value-type="string">
            <text:p text:style-name="P14">0,9</text:p>
          </table:table-cell>
          <table:table-cell table:style-name="Таблица1.A2" office:value-type="string">
            <text:p text:style-name="P5">997</text:p>
          </table:table-cell>
          <table:table-cell table:style-name="Таблица1.D2" office:value-type="string">
            <text:p text:style-name="P14">900,52</text:p>
          </table:table-cell>
        </table:table-row>
        <table:table-row table:style-name="Таблица1.1">
          <table:table-cell table:style-name="Таблица1.A2" office:value-type="string">
            <text:p text:style-name="P15">г. Передача данных</text:p>
          </table:table-cell>
          <table:table-cell table:style-name="Таблица1.A2" office:value-type="string">
            <text:p text:style-name="P14">0,9</text:p>
          </table:table-cell>
          <table:table-cell table:style-name="Таблица1.A2" office:value-type="string">
            <text:p text:style-name="P5">997</text:p>
          </table:table-cell>
          <table:table-cell table:style-name="Таблица1.D2" office:value-type="string">
            <text:p text:style-name="P14">900,52</text:p>
          </table:table-cell>
        </table:table-row>
        <table:table-row table:style-name="Таблица1.1">
          <table:table-cell table:style-name="Таблица1.A2" office:value-type="string">
            <text:p text:style-name="P10">д. <text:span text:style-name="T24">Непредвиденные затраты времени</text:span></text:p>
          </table:table-cell>
          <table:table-cell table:style-name="Таблица1.B8" table:formula="ooow:&lt;B36:B39&gt;*0,2" office:value-type="float" office:value="0.798">
            <text:p text:style-name="P13">0,8</text:p>
          </table:table-cell>
          <table:table-cell table:style-name="Таблица1.B8" table:formula="ooow:&lt;C36&gt;" office:value-type="float" office:value="997">
            <text:p text:style-name="P5">997</text:p>
          </table:table-cell>
          <table:table-cell table:style-name="Таблица1.D8" table:formula="ooow:&lt;B40&gt;*&lt;C40&gt;" office:value-type="float" office:value="795.606">
            <text:p text:style-name="P12">795,61</text:p>
          </table:table-cell>
        </table:table-row>
        <table:table-row table:style-name="Таблица1.1">
          <table:table-cell table:style-name="Таблица1.A2" office:value-type="string">
            <text:p text:style-name="P10">е. Временные затраты, связанные с уточнением, корректировкой ТЗ</text:p>
          </table:table-cell>
          <table:table-cell table:style-name="Таблица1.B8" table:formula="ooow:&lt;B40&gt;/3" office:value-type="float" office:value="0.266">
            <text:p text:style-name="P11">0,27</text:p>
          </table:table-cell>
          <table:table-cell table:style-name="Таблица1.B8" table:formula="ooow:&lt;C37&gt;" office:value-type="float" office:value="997">
            <text:p text:style-name="P5">997</text:p>
          </table:table-cell>
          <table:table-cell table:style-name="Таблица1.D8" table:formula="ooow:&lt;B41&gt;*&lt;C41&gt;" office:value-type="float" office:value="265.202">
            <text:p text:style-name="P12">265,2</text:p>
          </table:table-cell>
        </table:table-row>
        <table:table-row table:style-name="Таблица1.1">
          <table:table-cell table:style-name="Таблица1.A2" office:value-type="string">
            <text:p text:style-name="P2">ИТОГО :</text:p>
          </table:table-cell>
          <table:table-cell table:style-name="Таблица1.B8" table:formula="ooow:sum(&lt;B36:B41&gt;)" office:value-type="float" office:value="5.054">
            <text:p text:style-name="P11">5,05</text:p>
          </table:table-cell>
          <table:table-cell table:style-name="Таблица1.B8">
            <text:p text:style-name="P5"/>
          </table:table-cell>
          <table:table-cell table:style-name="Таблица1.D8" table:formula="ooow:sum(&lt;D36:D41&gt;)" office:value-type="float" office:value="5048.818">
            <text:p text:style-name="P11">5048,82</text:p>
          </table:table-cell>
        </table:table-row>
        <table:table-row table:style-name="Таблица1.1">
          <table:table-cell table:style-name="Таблица1.A2" office:value-type="string">
            <text:p text:style-name="P1">Всего:</text:p>
          </table:table-cell>
          <table:table-cell table:style-name="Таблица1.A2" office:value-type="string">
            <text:p text:style-name="P14">64</text:p>
          </table:table-cell>
          <table:table-cell table:style-name="Таблица1.A2" office:value-type="string">
            <text:p text:style-name="P14">997</text:p>
          </table:table-cell>
          <table:table-cell table:style-name="Таблица1.D2" office:value-type="string">
            <text:p text:style-name="P4">63000,00</text:p>
          </table:table-cell>
        </table:table-row>
      </table:table>
      <text:p text:style-name="P17"><text:span text:style-name="T6">1.</text:span><text:span text:style-name="T7">2</text:span><text:span text:style-name="T6">. В</text:span><text:span text:style-name="T5">ремя, затрачиваемое на разработку, тестирование и реализацию </text:span><text:span text:style-name="T6">Продукта — 64 календарных дня с </text:span><text:span text:style-name="T8">18.07.2016 г</text:span><text:span text:style-name="T6">. Срок сдачи работ 19 сентября 2016 г.<text:line-break/></text:span><text:span text:style-name="T4">1.3. В случае эффективного выполнения задания Подрядчик получает возможность трудоустройства к Заказчику без прохождения испытательного срока. <text:line-break/></text:span><text:span text:style-name="T18">2. ПРАВА И ОБЯЗАННОСТИ СТОРОН.</text:span><text:span text:style-name="T19"><text:line-break/>2.1. Заказчик обязуется:<text:line-break/>2.1.1. По мере возникновения производственной необходимости передавать Подрядчику письменные Задания, содержащие информацию о подлежащих подготовке Подрядчиком Про</text:span><text:span text:style-name="T20">дуктах</text:span><text:span text:style-name="T19">, требованиях Заказчика и сроках создания Про</text:span><text:span text:style-name="T20">дуктов</text:span><text:span text:style-name="T19">. Передаваемые Заказчиком Задания утверждаются Подрядчиком и принимаются им к выполнению.<text:line-break/>2.1.2. Принять и рассмотреть первоначальный вариант Про</text:span><text:span text:style-name="T20">дукта </text:span><text:span text:style-name="T19">в электронном виде (на магнитном носителе), одобрив работу либо сообщив Подрядчику о необходимости внесения поправок и доработок с указанием требуемых исправлений. <text:line-break/>При получении указаний Заказчика о внесении поправок и доработок Подрядчик обязуется в согласованные Сторонами сроки внести требуемые исправления и повторно представить Про</text:span><text:span text:style-name="T20">дукт </text:span><text:span text:style-name="T19">Заказчику.<text:line-break/>При получении одобрения Заказчика Стороны составляют Акт приема - передачи окончательного варианта Про</text:span><text:span text:style-name="T20">дукта</text:span><text:span text:style-name="T19">. С момента подписания Сторонами указанного акта все права на Про</text:span><text:span text:style-name="T20">дукт</text:span><text:span text:style-name="T19"> считаются переданными Подрядчиком Заказчику, а работа – выполненной.<text:line-break/> 2.2. Подрядчик обязуется:<text:line-break/>2.2.</text:span><text:span text:style-name="T20">1</text:span><text:span text:style-name="T19">. Создавать Про</text:span><text:span text:style-name="T20">дукты</text:span><text:span text:style-name="T19"> в сроки, установленные Сторонами в Заданиях.<text:line-break/>2.2.</text:span><text:span text:style-name="T20">2</text:span><text:span text:style-name="T19">. Вносить требуемые Заказчиком исправления и согласовывать их в порядке, предусмотренном п.2.1.2. настоящего Договора.<text:line-break/>2.2.</text:span><text:span text:style-name="T20">3</text:span><text:span text:style-name="T19">. Соблюдать режим конфиденциальности в отношении переданных Заказчиком Заданий.<text:line-break/>2.3. Заказчик имеет право:<text:line-break/>2.3.1. Требовать у Подрядчика предоставления сведений о ходе исполнения Заданий, копии документов, подтверждающих проведенную Подрядчиком работу.<text:line-break/>2.4. Документом, подтверждающим исполнение обязательств перед Заказчиком, является утвержденный Сторонами Акт приема - передачи Про</text:span><text:span text:style-name="T20">дукта</text:span><text:span text:style-name="T19">. Акт приема – передачи оформляется после выполнения каждого Задания Заказчика. <text:line-break/></text:span><text:span text:style-name="T18">3. ПОРЯДОК РАСЧЕТОВ.</text:span><text:span text:style-name="T19"><text:line-break/>3.1. Стоимость</text:span><text:span text:style-name="T21"> всех выполненных</text:span><text:span text:style-name="T19"> работ </text:span><text:span text:style-name="T21">указанных в п. 1 </text:span><text:span text:style-name="T19">настояще</text:span><text:span text:style-name="T21">го</text:span><text:span text:style-name="T19"> Договор</text:span><text:span text:style-name="T21">а</text:span><text:span text:style-name="T19"> </text:span><text:span text:style-name="T21">составляет 63000 рублей (Шестьдесят три тысячи рублей)</text:span><text:span text:style-name="T19">.<text:line-break/>3.2. Оплата выполненных Подрядчиком работ осуществляется Заказчиком в течение </text:span><text:span text:style-name="T21">трех</text:span><text:span text:style-name="T19"> рабочих дней с даты утверждения Сторонами Акта приема - передачи Про</text:span><text:span text:style-name="T20">дукта</text:span><text:span text:style-name="T19"> в соответствии с п.п. 2.1.2.,2.4. настоящего Договора. <text:line-break/></text:span><text:span text:style-name="T20">3.3. Оплата производится наличными средствами из кассы Заказчика. Фискальные платежи оплачиваются Подрядчиком самостоятельно. <text:line-break/></text:span><text:span text:style-name="T18">4. ОСНОВАНИЯ ПРЕКРАЩЕНИЯ ДОГОВОРА. ОТВЕТСТВЕННОСТЬ СТОРОН.</text:span><text:span text:style-name="T19"><text:line-break/>4.1. Настоящий Договор прекращает действие в следующих случаях:<text:line-break/>- при одностороннем отказе Заказчика от исполнения настоящего Договора;<text:line-break/>- при одностороннем отказе Подрядчика от исполнения настоящего Договора;<text:line-break/>- при исполнении Сторонами обязательств;<text:line-break/>- по соглашению Сторон.<text:line-break/>4.</text:span><text:span text:style-name="T20">2</text:span><text:span text:style-name="T19">. За надлежащее исполнение принятых на себя обязательств Стороны несут ответственность в порядке, предусмотренном действующим законодательством РФ.<text:line-break/>4.</text:span><text:span text:style-name="T20">3</text:span><text:span text:style-name="T19">. Подрядчик обязуется возместить убытки, возникшие у Заказчика в силу нарушения Подрядчиком положений, установленных п.2.2.1. настоящего Договора.<text:line-break/>4.</text:span><text:span text:style-name="T20">4</text:span><text:span text:style-name="T19">. Стороны освобождаются от ответственности за частичное или полное неисполнение обязательств по настоящему Договору, если это неисполнение явилось следствием обстоятельств непреодолимой силы, возникших после заключения договора в результате событий чрезвычайного характера, которые </text:span><text:soft-page-break/><text:span text:style-name="T19">Стороны не могли ни предвидеть, ни предотвратить разумными мерами.<text:line-break/>4.</text:span><text:span text:style-name="T20">5</text:span><text:span text:style-name="T19">. К обстоятельствам непреодолимой силы относятся события, на которые Стороны не могут оказывать влияния и за возникновение которых не несут ответственности, а именно: стихийные бедствия, чрезвычайные события социального характера (война, массовые беспорядки).<text:line-break/></text:span><text:span text:style-name="T18">5. ПОРЯДОК РАЗРЕШЕНИЯ СПОРОВ.</text:span><text:span text:style-name="T19"><text:line-break/>5.1. Все споры и разногласия, возникающие в процессе исполнения настоящего Договора, будут разрешаться путем переговоров.<text:line-break/>5.2. В случае, если Стороны не придут к соглашению по спорным вопросам, споры будут переданы на рассмотрение в Суд в порядке, предусмотренном действующим законодательством РФ.<text:line-break/>5.3. Во всем остальном, не предусмотренном настоящим Договором, Стороны руководствуются действующим законодательством РФ.<text:line-break/>5.4. Настоящий Договор заключен в 2-х экземплярах, по одному для каждой из Сторон. <text:line-break/></text:span><text:span text:style-name="T18">6. РЕКВИЗИТЫ И ПОДПИСИ СТОРОН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8">Заказчик</text:p>
            <text:p text:style-name="P18">ЗАО «КомТех-Плюс»</text:p>
            <text:p text:style-name="P19"><text:s text:c="34"/></text:p>
            <text:p text:style-name="P19">Место нахождения: г. Ростов-на- Дону, </text:p>
            <text:p text:style-name="P19">пр. Буденновский 97</text:p>
            <text:p text:style-name="P19">Почтовый адрес: 344011, г. Ростов-на- Дону, пр. Буденовский 97 <text:s text:c="15"/></text:p>
            <text:p text:style-name="P19">ИНН/КПП 6165141131/ <text:s text:c="23"/></text:p>
            <text:p text:style-name="P19">Р/с <text:s text:c="28"/></text:p>
            <text:p text:style-name="P19">Банк <text:s text:c="28"/></text:p>
            <text:p text:style-name="P19">К/с <text:s text:c="29"/></text:p>
            <text:p text:style-name="P19">БИК <text:s text:c="4"/></text:p>
            <text:p text:style-name="P19"><text:s text:c="17"/></text:p>
            <text:p text:style-name="P19">________________</text:p>
            <text:p text:style-name="P19"><text:s/>Должность</text:p>
            <text:p text:style-name="P19"><text:s/>_________________ /_______________/</text:p>
            <text:p text:style-name="P19"><text:s/>Подпись <text:s text:c="14"/>Фамилия И.О.</text:p>
          </table:table-cell>
          <table:table-cell table:style-name="Таблица2.A1" office:value-type="string">
            <text:p text:style-name="P18">Подрядчик</text:p>
            <text:p text:style-name="P19"><text:span text:style-name="T33">__</text:span><text:span text:style-name="T34">Танчин Геннадий Владимирович</text:span><text:span text:style-name="T33">_____</text:span> <text:s text:c="29"/>(Фамилия, имя, отчество)</text:p>
            <text:p text:style-name="P23">Серия номер паспорта: <text:line-break/>____<text:span text:style-name="T31">6014</text:span><text:span text:style-name="T30"> </text:span><text:span text:style-name="T31">640173</text:span>______________________ </text:p>
            <text:p text:style-name="P19">Дата выдачи паспорта: <text:span text:style-name="T33">__</text:span><text:span text:style-name="T34">02.10.2014</text:span><text:span text:style-name="T33">__________________________</text:span></text:p>
            <text:p text:style-name="P23">Выдавший орган: __<text:span text:style-name="T31">Отд. №2 отдела УФМС по Ростовской обл. в г. Таганроге</text:span>_______________ </text:p>
            <text:p text:style-name="P23">ИНН: ___<text:span text:style-name="T30">615416724809</text:span>______________________</text:p>
            <text:p text:style-name="P23">Место жительства (постоянной регистрации):__<text:span text:style-name="T30">Ростовская обл., г. Таганрог, пер. Спускной, д. 17</text:span>______________________________</text:p>
            <text:p text:style-name="P19">Номер <text:span text:style-name="T14">СНИЛС </text:span><text:span text:style-name="T35">_____</text:span><text:span text:style-name="T32">14558856609</text:span><text:span text:style-name="T35">___________________________</text:span> <text:s text:c="16"/></text:p>
            <text:p text:style-name="P19"/>
            <text:p text:style-name="P19"/>
            <text:p text:style-name="P19">_____________/_________________/</text:p>
            <text:p text:style-name="P19">Подпись <text:s text:c="8"/>Фамилия И.О.</text:p>
          </table:table-cell>
        </table:table-row>
      </table:table>
      <text:p text:style-name="P22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17cm" fo:margin-bottom="1.984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t309-2 </meta:initial-creator>
    <meta:creation-date>2016-07-20T18:38:03.353074528</meta:creation-date>
    <dc:date>2016-07-21T08:45:11.276093271</dc:date>
    <meta:editing-duration>PT3M27S</meta:editing-duration>
    <meta:editing-cycles>4</meta:editing-cycles>
    <meta:generator>LibreOffice/4.4.5.2$Linux_X86_64 LibreOffice_project/40m0$Build-2</meta:generator>
    <meta:document-statistic meta:table-count="2" meta:image-count="0" meta:object-count="0" meta:page-count="3" meta:paragraph-count="197" meta:word-count="1039" meta:character-count="8497" meta:non-whitespace-character-count="7249"/>
  </office:meta>
</office:document-meta>
</file>